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00684c3" officeooo:paragraph-rsid="12e29d08"/>
    </style:style>
    <style:style style:name="P2" style:family="paragraph" style:parent-style-name="Text_20_body">
      <style:text-properties officeooo:rsid="100684c3" officeooo:paragraph-rsid="13ebea67"/>
    </style:style>
    <style:style style:name="P3" style:family="paragraph" style:parent-style-name="Text_20_body">
      <style:text-properties officeooo:rsid="1122d914" officeooo:paragraph-rsid="11716c66"/>
    </style:style>
    <style:style style:name="P4" style:family="paragraph" style:parent-style-name="Text_20_body">
      <style:text-properties officeooo:rsid="1126ba05" officeooo:paragraph-rsid="1126ba05"/>
    </style:style>
    <style:style style:name="P5" style:family="paragraph" style:parent-style-name="Text_20_body">
      <style:text-properties officeooo:rsid="112777cb" officeooo:paragraph-rsid="112777cb"/>
    </style:style>
    <style:style style:name="P6" style:family="paragraph" style:parent-style-name="Text_20_body">
      <style:text-properties officeooo:rsid="1127ca11" officeooo:paragraph-rsid="1127ca11"/>
    </style:style>
    <style:style style:name="P7" style:family="paragraph" style:parent-style-name="Text_20_body">
      <style:text-properties officeooo:rsid="11298e63" officeooo:paragraph-rsid="11298e63"/>
    </style:style>
    <style:style style:name="P8" style:family="paragraph" style:parent-style-name="Text_20_body">
      <style:text-properties officeooo:rsid="112ba770" officeooo:paragraph-rsid="112ba770"/>
    </style:style>
    <style:style style:name="P9" style:family="paragraph" style:parent-style-name="Text_20_body">
      <style:text-properties officeooo:rsid="112e5633" officeooo:paragraph-rsid="112e5633"/>
    </style:style>
    <style:style style:name="P10" style:family="paragraph" style:parent-style-name="Text_20_body">
      <style:text-properties officeooo:rsid="11313602" officeooo:paragraph-rsid="11313602"/>
    </style:style>
    <style:style style:name="P11" style:family="paragraph" style:parent-style-name="Text_20_body">
      <style:text-properties officeooo:rsid="1131cc71" officeooo:paragraph-rsid="1131cc71"/>
    </style:style>
    <style:style style:name="P12" style:family="paragraph" style:parent-style-name="Text_20_body">
      <style:text-properties officeooo:rsid="1131db14" officeooo:paragraph-rsid="1131db14"/>
    </style:style>
    <style:style style:name="P13" style:family="paragraph" style:parent-style-name="Text_20_body">
      <style:text-properties officeooo:rsid="1133677c" officeooo:paragraph-rsid="1133677c"/>
    </style:style>
    <style:style style:name="P14" style:family="paragraph" style:parent-style-name="Text_20_body">
      <style:text-properties officeooo:rsid="11348f07" officeooo:paragraph-rsid="11348f07"/>
    </style:style>
    <style:style style:name="P15" style:family="paragraph" style:parent-style-name="Text_20_body">
      <style:text-properties officeooo:rsid="1136f32c" officeooo:paragraph-rsid="1136f32c"/>
    </style:style>
    <style:style style:name="P16" style:family="paragraph" style:parent-style-name="Text_20_body">
      <style:text-properties officeooo:rsid="113799e4" officeooo:paragraph-rsid="113799e4"/>
    </style:style>
    <style:style style:name="P17" style:family="paragraph" style:parent-style-name="Text_20_body">
      <style:text-properties officeooo:rsid="1137d7b8" officeooo:paragraph-rsid="1137d7b8"/>
    </style:style>
    <style:style style:name="P18" style:family="paragraph" style:parent-style-name="Text_20_body">
      <style:text-properties officeooo:rsid="1142af5b" officeooo:paragraph-rsid="1142af5b"/>
    </style:style>
    <style:style style:name="P19" style:family="paragraph" style:parent-style-name="Text_20_body">
      <style:text-properties officeooo:rsid="11445384" officeooo:paragraph-rsid="11445384"/>
    </style:style>
    <style:style style:name="P20" style:family="paragraph" style:parent-style-name="Text_20_body">
      <style:text-properties officeooo:rsid="114656c2" officeooo:paragraph-rsid="114656c2"/>
    </style:style>
    <style:style style:name="P21" style:family="paragraph" style:parent-style-name="Text_20_body">
      <style:text-properties officeooo:rsid="114d14d0" officeooo:paragraph-rsid="114d14d0"/>
    </style:style>
    <style:style style:name="P22" style:family="paragraph" style:parent-style-name="Text_20_body">
      <style:text-properties officeooo:rsid="1127b0cb" officeooo:paragraph-rsid="112777cb"/>
    </style:style>
    <style:style style:name="P23" style:family="paragraph" style:parent-style-name="Text_20_body">
      <style:text-properties fo:font-style="italic" fo:font-weight="normal" officeooo:rsid="112fbb5f" officeooo:paragraph-rsid="116eb84b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120d9ba" officeooo:paragraph-rsid="116eb84b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officeooo:rsid="114b5c58" officeooo:paragraph-rsid="116eb84b" style:font-style-asian="italic" style:font-style-complex="italic"/>
    </style:style>
    <style:style style:name="P26" style:family="paragraph" style:parent-style-name="Text_20_body">
      <style:text-properties fo:font-style="italic" officeooo:rsid="11367383" officeooo:paragraph-rsid="116eb84b" style:font-style-asian="italic" style:font-style-complex="italic"/>
    </style:style>
    <style:style style:name="P27" style:family="paragraph" style:parent-style-name="Text_20_body">
      <style:text-properties fo:font-style="normal" fo:font-weight="normal" officeooo:rsid="1129bf4f" officeooo:paragraph-rsid="1129bf4f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officeooo:rsid="1124bfff" officeooo:paragraph-rsid="1236aecf" style:font-style-asian="normal" style:font-style-complex="normal"/>
    </style:style>
    <style:style style:name="P29" style:family="paragraph" style:parent-style-name="Text_20_body">
      <style:text-properties fo:font-style="normal" officeooo:rsid="1236aecf" officeooo:paragraph-rsid="1238767f" style:font-style-asian="normal" style:font-style-complex="normal"/>
    </style:style>
    <style:style style:name="P30" style:family="paragraph" style:parent-style-name="Text_20_body">
      <style:text-properties fo:font-style="normal" officeooo:rsid="1122d914" officeooo:paragraph-rsid="11716c66" style:font-style-asian="normal" style:font-style-complex="normal"/>
    </style:style>
    <style:style style:name="P31" style:family="paragraph" style:parent-style-name="Text_20_body">
      <style:text-properties officeooo:rsid="10ae3030" officeooo:paragraph-rsid="10ae3030"/>
    </style:style>
    <style:style style:name="P32" style:family="paragraph" style:parent-style-name="Text_20_body">
      <style:text-properties officeooo:rsid="11210471" officeooo:paragraph-rsid="11716c66"/>
    </style:style>
    <style:style style:name="P33" style:family="paragraph" style:parent-style-name="Text_20_body">
      <style:text-properties officeooo:rsid="0ff0ba95" officeooo:paragraph-rsid="11812d24"/>
    </style:style>
    <style:style style:name="P34" style:family="paragraph" style:parent-style-name="Text_20_body">
      <style:text-properties officeooo:rsid="0ff67fdb" officeooo:paragraph-rsid="1180a602"/>
    </style:style>
    <style:style style:name="P35" style:family="paragraph" style:parent-style-name="Text_20_body">
      <style:text-properties officeooo:rsid="0fc2f901" officeooo:paragraph-rsid="0ffb1672"/>
    </style:style>
    <style:style style:name="P36" style:family="paragraph" style:parent-style-name="Text_20_body">
      <style:text-properties officeooo:rsid="0fc72f5c" officeooo:paragraph-rsid="0ffb1672"/>
    </style:style>
    <style:style style:name="P37" style:family="paragraph" style:parent-style-name="Text_20_body">
      <style:text-properties officeooo:rsid="11dbfb02" officeooo:paragraph-rsid="1227c419"/>
    </style:style>
    <style:style style:name="P38" style:family="paragraph" style:parent-style-name="Text_20_body">
      <style:text-properties officeooo:rsid="10285af6" officeooo:paragraph-rsid="127da4bd"/>
    </style:style>
    <style:style style:name="P39" style:family="paragraph" style:parent-style-name="Text_20_body">
      <style:text-properties fo:language="en" fo:country="US" officeooo:rsid="102d993c" officeooo:paragraph-rsid="127da4bd"/>
    </style:style>
    <style:style style:name="P40" style:family="paragraph" style:parent-style-name="Text_20_body">
      <style:text-properties fo:language="en" fo:country="US" officeooo:rsid="102e9a70" officeooo:paragraph-rsid="127da4bd"/>
    </style:style>
    <style:style style:name="P41" style:family="paragraph" style:parent-style-name="Text_20_body">
      <style:text-properties fo:language="en" fo:country="US" officeooo:rsid="102fc89e" officeooo:paragraph-rsid="127da4bd"/>
    </style:style>
    <style:style style:name="P42" style:family="paragraph" style:parent-style-name="Text_20_body">
      <style:text-properties fo:language="en" fo:country="US" officeooo:rsid="13b22a5d" officeooo:paragraph-rsid="13f83297"/>
    </style:style>
    <style:style style:name="P43" style:family="paragraph" style:parent-style-name="Text_20_body">
      <style:text-properties fo:language="en" fo:country="US" officeooo:rsid="13b235f2" officeooo:paragraph-rsid="13f83297"/>
    </style:style>
    <style:style style:name="P44" style:family="paragraph" style:parent-style-name="Text_20_body">
      <style:text-properties fo:language="en" fo:country="US" officeooo:rsid="13b2dfd1" officeooo:paragraph-rsid="13f83297"/>
    </style:style>
    <style:style style:name="P45" style:family="paragraph" style:parent-style-name="Text_20_body">
      <style:text-properties fo:language="en" fo:country="US" officeooo:rsid="13b3bd65" officeooo:paragraph-rsid="13f83297"/>
    </style:style>
    <style:style style:name="P46" style:family="paragraph" style:parent-style-name="Text_20_body">
      <style:text-properties fo:language="en" fo:country="US" officeooo:rsid="13b44988" officeooo:paragraph-rsid="13f83297"/>
    </style:style>
    <style:style style:name="P47" style:family="paragraph" style:parent-style-name="Text_20_body">
      <style:text-properties fo:language="en" fo:country="US" officeooo:rsid="13b48a3f" officeooo:paragraph-rsid="13f83297"/>
    </style:style>
    <style:style style:name="P48" style:family="paragraph" style:parent-style-name="Text_20_body">
      <style:text-properties fo:language="en" fo:country="US" officeooo:rsid="13b50844" officeooo:paragraph-rsid="13f83297"/>
    </style:style>
    <style:style style:name="P49" style:family="paragraph" style:parent-style-name="Text_20_body">
      <style:text-properties fo:language="en" fo:country="US" officeooo:rsid="13b62e70" officeooo:paragraph-rsid="13f83297"/>
    </style:style>
    <style:style style:name="P50" style:family="paragraph" style:parent-style-name="Text_20_body">
      <style:text-properties fo:language="en" fo:country="US" officeooo:rsid="13b72eeb" officeooo:paragraph-rsid="13b72eeb"/>
    </style:style>
    <style:style style:name="P51" style:family="paragraph" style:parent-style-name="Text_20_body">
      <style:text-properties fo:language="en" fo:country="US" officeooo:rsid="0fbf7bba" officeooo:paragraph-rsid="13ea3204"/>
    </style:style>
    <style:style style:name="P52" style:family="paragraph" style:parent-style-name="Text_20_body">
      <style:text-properties fo:language="en" fo:country="US" officeooo:rsid="0ff67fdb" officeooo:paragraph-rsid="13ea3204"/>
    </style:style>
    <style:style style:name="P53" style:family="paragraph" style:parent-style-name="Text_20_body">
      <style:text-properties officeooo:rsid="1008f8c1" officeooo:paragraph-rsid="12ddca86"/>
    </style:style>
    <style:style style:name="P54" style:family="paragraph" style:parent-style-name="Text_20_body">
      <style:text-properties officeooo:rsid="1008f8c1" officeooo:paragraph-rsid="13ea9048"/>
    </style:style>
    <style:style style:name="P55" style:family="paragraph" style:parent-style-name="Text_20_body">
      <style:text-properties fo:language="cs" fo:country="CZ" officeooo:rsid="13a2b0a4" officeooo:paragraph-rsid="13dd3c2c"/>
    </style:style>
    <style:style style:name="P56" style:family="paragraph" style:parent-style-name="Text_20_body">
      <style:text-properties fo:language="cs" fo:country="CZ" fo:font-style="italic" officeooo:rsid="13dd3c2c" officeooo:paragraph-rsid="13dd3c2c" style:font-style-asian="italic" style:font-style-complex="italic"/>
    </style:style>
    <style:style style:name="P57" style:family="paragraph" style:parent-style-name="Text_20_body">
      <style:text-properties fo:language="cs" fo:country="CZ" officeooo:rsid="1178a4b4" officeooo:paragraph-rsid="13ea2670"/>
    </style:style>
    <style:style style:name="P58" style:family="paragraph" style:parent-style-name="Text_20_body">
      <style:text-properties officeooo:rsid="13a1dee6" officeooo:paragraph-rsid="13a1dee6"/>
    </style:style>
    <style:style style:name="P59" style:family="paragraph" style:parent-style-name="Text_20_body">
      <style:text-properties officeooo:rsid="13a5b181" officeooo:paragraph-rsid="13a5b181"/>
    </style:style>
    <style:style style:name="P60" style:family="paragraph" style:parent-style-name="Text_20_body">
      <style:text-properties officeooo:rsid="13a6d7a6" officeooo:paragraph-rsid="13a6d7a6"/>
    </style:style>
    <style:style style:name="P61" style:family="paragraph" style:parent-style-name="Text_20_body">
      <style:text-properties officeooo:rsid="13a843e2" officeooo:paragraph-rsid="13a843e2"/>
    </style:style>
    <style:style style:name="P62" style:family="paragraph" style:parent-style-name="Text_20_body">
      <style:text-properties officeooo:rsid="13aa9245" officeooo:paragraph-rsid="13aa9245"/>
    </style:style>
    <style:style style:name="P63" style:family="paragraph" style:parent-style-name="Text_20_body">
      <style:text-properties officeooo:rsid="102d0333" officeooo:paragraph-rsid="127da4bd"/>
    </style:style>
    <style:style style:name="P64" style:family="paragraph" style:parent-style-name="Text_20_body">
      <style:text-properties style:text-line-through-style="solid" style:text-line-through-type="single" officeooo:rsid="13a1dee6" officeooo:paragraph-rsid="13a1dee6"/>
    </style:style>
    <style:style style:name="P65" style:family="paragraph" style:parent-style-name="Text_20_body">
      <style:text-properties officeooo:rsid="13da4a18" officeooo:paragraph-rsid="13da4a18"/>
    </style:style>
    <style:style style:name="P66" style:family="paragraph" style:parent-style-name="Text_20_body">
      <style:text-properties officeooo:rsid="1178a4b4" officeooo:paragraph-rsid="13ea2670"/>
    </style:style>
    <style:style style:name="P67" style:family="paragraph" style:parent-style-name="Text_20_body">
      <style:text-properties officeooo:rsid="104406d6" officeooo:paragraph-rsid="0fbf7bba"/>
    </style:style>
    <style:style style:name="P68" style:family="paragraph" style:parent-style-name="Text_20_body">
      <style:text-properties officeooo:rsid="100d6c34" officeooo:paragraph-rsid="100684c3"/>
    </style:style>
    <style:style style:name="P69" style:family="paragraph" style:parent-style-name="Text_20_body">
      <style:text-properties officeooo:rsid="0fcdc57d" officeooo:paragraph-rsid="0fc0ad14"/>
    </style:style>
    <style:style style:name="P70" style:family="paragraph" style:parent-style-name="Text_20_body">
      <style:text-properties officeooo:rsid="1069f1e4" officeooo:paragraph-rsid="0fc0ad14"/>
    </style:style>
    <style:style style:name="P71" style:family="paragraph" style:parent-style-name="Text_20_body">
      <style:text-properties officeooo:rsid="0fce2bd4" officeooo:paragraph-rsid="0fc2f901"/>
    </style:style>
    <style:style style:name="P72" style:family="paragraph" style:parent-style-name="Text_20_body">
      <style:text-properties officeooo:rsid="1014f4c6" officeooo:paragraph-rsid="0fc72f5c"/>
    </style:style>
    <style:style style:name="P73" style:family="paragraph" style:parent-style-name="Text_20_body">
      <style:text-properties officeooo:rsid="1147b69d" officeooo:paragraph-rsid="1147b69d"/>
    </style:style>
    <style:style style:name="P74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75" style:family="paragraph" style:parent-style-name="Text_20_body">
      <style:text-properties officeooo:paragraph-rsid="13fb7d8b"/>
    </style:style>
    <style:style style:name="P76" style:family="paragraph" style:parent-style-name="Text_20_body">
      <style:text-properties officeooo:paragraph-rsid="13fe971a"/>
    </style:style>
    <style:style style:name="P77" style:family="paragraph" style:parent-style-name="Text_20_body">
      <style:text-properties fo:language="cs" fo:country="CZ" officeooo:rsid="13b9fb50" officeooo:paragraph-rsid="13dd3c2c"/>
    </style:style>
    <style:style style:name="P78" style:family="paragraph" style:parent-style-name="Text_20_body">
      <style:text-properties fo:language="cs" fo:country="CZ" officeooo:rsid="13a8fcb7" officeooo:paragraph-rsid="13fe971a"/>
    </style:style>
    <style:style style:name="P79" style:family="paragraph" style:parent-style-name="Text_20_body">
      <style:text-properties fo:language="cs" fo:country="CZ" officeooo:rsid="13a166fe" officeooo:paragraph-rsid="13ffdb7c"/>
    </style:style>
    <style:style style:name="P80" style:family="paragraph" style:parent-style-name="Text_20_body">
      <style:text-properties fo:language="cs" fo:country="CZ" officeooo:rsid="1178a4b4" officeooo:paragraph-rsid="14079f53"/>
    </style:style>
    <style:style style:name="P81" style:family="paragraph" style:parent-style-name="Text_20_body">
      <style:text-properties fo:language="en" fo:country="US" fo:font-style="normal" officeooo:rsid="13b0e611" officeooo:paragraph-rsid="13f83297" style:font-style-asian="normal" style:font-style-complex="normal"/>
    </style:style>
    <style:style style:name="P82" style:family="paragraph" style:parent-style-name="Text_20_body">
      <style:text-properties fo:language="en" fo:country="US" fo:font-style="italic" officeooo:rsid="11415320" officeooo:paragraph-rsid="14002676" style:font-style-asian="italic" style:font-style-complex="italic"/>
    </style:style>
    <style:style style:name="P83" style:family="paragraph" style:parent-style-name="Text_20_body">
      <style:text-properties fo:language="en" fo:country="US" officeooo:rsid="0fbf7bba" officeooo:paragraph-rsid="14079f53"/>
    </style:style>
    <style:style style:name="P84" style:family="paragraph" style:parent-style-name="Text_20_body">
      <style:text-properties fo:language="en" fo:country="US" officeooo:rsid="0ff67fdb" officeooo:paragraph-rsid="14079f53"/>
    </style:style>
    <style:style style:name="P85" style:family="paragraph" style:parent-style-name="Text_20_body">
      <style:text-properties officeooo:rsid="115c4579" officeooo:paragraph-rsid="140156bb"/>
    </style:style>
    <style:style style:name="P86" style:family="paragraph" style:parent-style-name="Text_20_body">
      <style:text-properties fo:font-style="italic" officeooo:rsid="113ccd9d" officeooo:paragraph-rsid="14002676" style:font-style-asian="italic" style:font-style-complex="italic"/>
    </style:style>
    <style:style style:name="P87" style:family="paragraph" style:parent-style-name="Text_20_body">
      <style:text-properties fo:font-style="italic" officeooo:rsid="113ea413" officeooo:paragraph-rsid="14002676" style:font-style-asian="italic" style:font-style-complex="italic"/>
    </style:style>
    <style:style style:name="P88" style:family="paragraph" style:parent-style-name="Text_20_body">
      <style:text-properties fo:font-style="italic" officeooo:rsid="14167027" officeooo:paragraph-rsid="14167027" style:font-style-asian="italic" style:font-style-complex="italic"/>
    </style:style>
    <style:style style:name="P89" style:family="paragraph" style:parent-style-name="Text_20_body">
      <style:text-properties officeooo:rsid="113b2856" officeooo:paragraph-rsid="14002676"/>
    </style:style>
    <style:style style:name="P90" style:family="paragraph" style:parent-style-name="Text_20_body">
      <style:text-properties fo:font-weight="normal" officeooo:rsid="1158b198" officeooo:paragraph-rsid="140156bb" style:font-weight-asian="normal" style:font-weight-complex="normal"/>
    </style:style>
    <style:style style:name="P91" style:family="paragraph" style:parent-style-name="Text_20_body">
      <style:text-properties fo:font-weight="normal" officeooo:rsid="11526b22" officeooo:paragraph-rsid="140156bb" style:font-weight-asian="normal" style:font-weight-complex="normal"/>
    </style:style>
    <style:style style:name="P92" style:family="paragraph" style:parent-style-name="Text_20_body">
      <style:text-properties fo:font-weight="normal" officeooo:rsid="114e8f99" officeooo:paragraph-rsid="140156bb" style:font-weight-asian="normal" style:font-weight-complex="normal"/>
    </style:style>
    <style:style style:name="P93" style:family="paragraph" style:parent-style-name="Text_20_body">
      <style:text-properties fo:font-weight="normal" officeooo:rsid="115aa367" officeooo:paragraph-rsid="140156bb" style:font-weight-asian="normal" style:font-weight-complex="normal"/>
    </style:style>
    <style:style style:name="P94" style:family="paragraph" style:parent-style-name="Text_20_body">
      <style:text-properties officeooo:rsid="1401c6da" officeooo:paragraph-rsid="1401c6da"/>
    </style:style>
    <style:style style:name="P95" style:family="paragraph" style:parent-style-name="Text_20_body">
      <style:text-properties officeooo:rsid="14074d85" officeooo:paragraph-rsid="14074d85"/>
    </style:style>
    <style:style style:name="P96" style:family="paragraph" style:parent-style-name="Text_20_body">
      <style:text-properties officeooo:rsid="102fdeaa" officeooo:paragraph-rsid="127da4bd"/>
    </style:style>
    <style:style style:name="P97" style:family="paragraph" style:parent-style-name="Text_20_body">
      <style:text-properties officeooo:rsid="13ee9e29" officeooo:paragraph-rsid="14079f53"/>
    </style:style>
    <style:style style:name="P98" style:family="paragraph" style:parent-style-name="Text_20_body">
      <style:text-properties officeooo:rsid="1008f8c1" officeooo:paragraph-rsid="14079f53"/>
    </style:style>
    <style:style style:name="P99" style:family="paragraph" style:parent-style-name="Text_20_body">
      <style:text-properties officeooo:rsid="100684c3" officeooo:paragraph-rsid="14079f53"/>
    </style:style>
    <style:style style:name="P100" style:family="paragraph" style:parent-style-name="Text_20_body">
      <style:text-properties officeooo:rsid="1408771b" officeooo:paragraph-rsid="1408771b"/>
    </style:style>
    <style:style style:name="P101" style:family="paragraph" style:parent-style-name="Text_20_body">
      <style:text-properties officeooo:rsid="1408d910" officeooo:paragraph-rsid="1408d910"/>
    </style:style>
    <style:style style:name="P102" style:family="paragraph" style:parent-style-name="Text_20_body">
      <style:text-properties officeooo:rsid="140ad38d" officeooo:paragraph-rsid="140ad38d"/>
    </style:style>
    <style:style style:name="P103" style:family="paragraph" style:parent-style-name="Text_20_body">
      <style:text-properties officeooo:rsid="140b858d" officeooo:paragraph-rsid="140b858d"/>
    </style:style>
    <style:style style:name="P104" style:family="paragraph" style:parent-style-name="Text_20_body">
      <style:text-properties officeooo:rsid="140cd504" officeooo:paragraph-rsid="140cd504"/>
    </style:style>
    <style:style style:name="P105" style:family="paragraph" style:parent-style-name="Text_20_body">
      <style:text-properties officeooo:rsid="1410179b" officeooo:paragraph-rsid="1410179b"/>
    </style:style>
    <style:style style:name="P106" style:family="paragraph" style:parent-style-name="Text_20_body">
      <style:text-properties officeooo:rsid="14116b91" officeooo:paragraph-rsid="14116b91"/>
    </style:style>
    <style:style style:name="P107" style:family="paragraph" style:parent-style-name="Text_20_body">
      <style:text-properties officeooo:rsid="1412609c" officeooo:paragraph-rsid="1412609c"/>
    </style:style>
    <style:style style:name="P108" style:family="paragraph" style:parent-style-name="Text_20_body">
      <style:text-properties officeooo:rsid="1413bf22" officeooo:paragraph-rsid="1413bf22"/>
    </style:style>
    <style:style style:name="P109" style:family="paragraph" style:parent-style-name="Text_20_body">
      <style:text-properties officeooo:rsid="14157a91" officeooo:paragraph-rsid="14157a91"/>
    </style:style>
    <style:style style:name="P110" style:family="paragraph" style:parent-style-name="Heading_20_3">
      <style:text-properties officeooo:rsid="13f69ea9" officeooo:paragraph-rsid="13f69ea9"/>
    </style:style>
    <style:style style:name="P111" style:family="paragraph" style:parent-style-name="Heading_20_3">
      <style:text-properties fo:language="cs" fo:country="CZ" officeooo:rsid="13b9fb50" officeooo:paragraph-rsid="13fe971a"/>
    </style:style>
    <style:style style:name="P112" style:family="paragraph" style:parent-style-name="Heading_20_3">
      <style:text-properties officeooo:paragraph-rsid="13f4f149"/>
    </style:style>
    <style:style style:name="P113" style:family="paragraph" style:parent-style-name="Heading_20_3">
      <style:text-properties officeooo:paragraph-rsid="14002676"/>
    </style:style>
    <style:style style:name="T1" style:family="text">
      <style:text-properties officeooo:rsid="0fc53328"/>
    </style:style>
    <style:style style:name="T2" style:family="text">
      <style:text-properties officeooo:rsid="0ffb3b3f"/>
    </style:style>
    <style:style style:name="T3" style:family="text">
      <style:text-properties officeooo:rsid="0ffc41e0"/>
    </style:style>
    <style:style style:name="T4" style:family="text">
      <style:text-properties officeooo:rsid="10074ae6"/>
    </style:style>
    <style:style style:name="T5" style:family="text">
      <style:text-properties officeooo:rsid="1008f8c1"/>
    </style:style>
    <style:style style:name="T6" style:family="text">
      <style:text-properties officeooo:rsid="102960d3"/>
    </style:style>
    <style:style style:name="T7" style:family="text">
      <style:text-properties officeooo:rsid="102a8dc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102a8dc1"/>
    </style:style>
    <style:style style:name="T10" style:family="text">
      <style:text-properties fo:language="en" fo:country="US" officeooo:rsid="102b0bc7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1032b9ba"/>
    </style:style>
    <style:style style:name="T13" style:family="text">
      <style:text-properties fo:language="cs" fo:country="CZ" officeooo:rsid="103333f8"/>
    </style:style>
    <style:style style:name="T14" style:family="text">
      <style:text-properties fo:language="cs" fo:country="CZ" officeooo:rsid="11741018"/>
    </style:style>
    <style:style style:name="T15" style:family="text">
      <style:text-properties fo:language="cs" fo:country="CZ" officeooo:rsid="11af5dc7"/>
    </style:style>
    <style:style style:name="T16" style:family="text">
      <style:text-properties fo:language="cs" fo:country="CZ" officeooo:rsid="11b03e11"/>
    </style:style>
    <style:style style:name="T17" style:family="text">
      <style:text-properties fo:language="cs" fo:country="CZ" officeooo:rsid="11b084f7"/>
    </style:style>
    <style:style style:name="T18" style:family="text">
      <style:text-properties fo:language="cs" fo:country="CZ" officeooo:rsid="11b20289"/>
    </style:style>
    <style:style style:name="T19" style:family="text">
      <style:text-properties fo:language="cs" fo:country="CZ" officeooo:rsid="11b34402"/>
    </style:style>
    <style:style style:name="T20" style:family="text">
      <style:text-properties fo:language="cs" fo:country="CZ" officeooo:rsid="11b35508"/>
    </style:style>
    <style:style style:name="T21" style:family="text">
      <style:text-properties fo:language="cs" fo:country="CZ" fo:font-style="normal" style:font-style-asian="normal" style:font-style-complex="normal"/>
    </style:style>
    <style:style style:name="T22" style:family="text">
      <style:text-properties fo:language="cs" fo:country="CZ" fo:font-style="normal" officeooo:rsid="123cb2b8" style:font-style-asian="normal" style:font-style-complex="normal"/>
    </style:style>
    <style:style style:name="T23" style:family="text">
      <style:text-properties fo:language="cs" fo:country="CZ" fo:font-style="normal" officeooo:rsid="13f4f149" style:font-style-asian="normal" style:font-style-complex="normal"/>
    </style:style>
    <style:style style:name="T24" style:family="text">
      <style:text-properties fo:language="cs" fo:country="CZ" fo:font-style="normal" officeooo:rsid="14002676" style:font-style-asian="normal" style:font-style-complex="normal"/>
    </style:style>
    <style:style style:name="T25" style:family="text">
      <style:text-properties fo:language="cs" fo:country="CZ" fo:font-style="normal" officeooo:rsid="14045e74" style:font-style-asian="normal" style:font-style-complex="normal"/>
    </style:style>
    <style:style style:name="T26" style:family="text">
      <style:text-properties fo:language="cs" fo:country="CZ" fo:font-style="normal" fo:font-weight="normal" officeooo:rsid="13f4f149" style:font-style-asian="normal" style:font-weight-asian="normal" style:font-style-complex="normal" style:font-weight-complex="normal"/>
    </style:style>
    <style:style style:name="T27" style:family="text">
      <style:text-properties fo:language="cs" fo:country="CZ" fo:font-style="normal" fo:font-weight="normal" officeooo:rsid="115d6152" style:font-style-asian="normal" style:font-weight-asian="normal" style:font-style-complex="normal" style:font-weight-complex="normal"/>
    </style:style>
    <style:style style:name="T28" style:family="text">
      <style:text-properties fo:language="cs" fo:country="CZ" officeooo:rsid="0ff67fdb"/>
    </style:style>
    <style:style style:name="T29" style:family="text">
      <style:text-properties fo:language="cs" fo:country="CZ" officeooo:rsid="13ea3204"/>
    </style:style>
    <style:style style:name="T30" style:family="text">
      <style:text-properties fo:language="cs" fo:country="CZ" officeooo:rsid="0ff38006"/>
    </style:style>
    <style:style style:name="T31" style:family="text">
      <style:text-properties fo:language="cs" fo:country="CZ" officeooo:rsid="104406d6"/>
    </style:style>
    <style:style style:name="T32" style:family="text">
      <style:text-properties fo:language="cs" fo:country="CZ" officeooo:rsid="118d1a69"/>
    </style:style>
    <style:style style:name="T33" style:family="text">
      <style:text-properties fo:language="cs" fo:country="CZ" officeooo:rsid="13fab279"/>
    </style:style>
    <style:style style:name="T34" style:family="text">
      <style:text-properties fo:language="cs" fo:country="CZ" officeooo:rsid="13b9fb50"/>
    </style:style>
    <style:style style:name="T35" style:family="text">
      <style:text-properties fo:language="cs" fo:country="CZ" officeooo:rsid="14079f53"/>
    </style:style>
    <style:style style:name="T36" style:family="text">
      <style:text-properties fo:language="cs" fo:country="CZ" officeooo:rsid="140ea1de"/>
    </style:style>
    <style:style style:name="T37" style:family="text">
      <style:text-properties fo:language="cs" fo:country="CZ" officeooo:rsid="1417d376"/>
    </style:style>
    <style:style style:name="T38" style:family="text">
      <style:text-properties fo:language="cs" fo:country="CZ" officeooo:rsid="1419abe4"/>
    </style:style>
    <style:style style:name="T39" style:family="text">
      <style:text-properties fo:language="cs" fo:country="CZ" officeooo:rsid="141aafb3"/>
    </style:style>
    <style:style style:name="T40" style:family="text">
      <style:text-properties fo:language="cs" fo:country="CZ" officeooo:rsid="141ae973"/>
    </style:style>
    <style:style style:name="T41" style:family="text">
      <style:text-properties fo:language="cs" fo:country="CZ" officeooo:rsid="141c1b20"/>
    </style:style>
    <style:style style:name="T42" style:family="text">
      <style:text-properties officeooo:rsid="104eeab7"/>
    </style:style>
    <style:style style:name="T43" style:family="text">
      <style:text-properties officeooo:rsid="104f19f1"/>
    </style:style>
    <style:style style:name="T44" style:family="text">
      <style:text-properties officeooo:rsid="10ae4292"/>
    </style:style>
    <style:style style:name="T45" style:family="text">
      <style:text-properties officeooo:rsid="1122ff88"/>
    </style:style>
    <style:style style:name="T46" style:family="text">
      <style:text-properties officeooo:rsid="11396c3d"/>
    </style:style>
    <style:style style:name="T47" style:family="text">
      <style:text-properties officeooo:rsid="114f225e"/>
    </style:style>
    <style:style style:name="T48" style:family="text">
      <style:text-properties officeooo:rsid="11553c07"/>
    </style:style>
    <style:style style:name="T49" style:family="text">
      <style:text-properties officeooo:rsid="11594e57"/>
    </style:style>
    <style:style style:name="T50" style:family="text">
      <style:text-properties officeooo:rsid="115bab15"/>
    </style:style>
    <style:style style:name="T51" style:family="text">
      <style:text-properties officeooo:rsid="115c2caf"/>
    </style:style>
    <style:style style:name="T52" style:family="text">
      <style:text-properties officeooo:rsid="1161a477"/>
    </style:style>
    <style:style style:name="T53" style:family="text">
      <style:text-properties officeooo:rsid="116278d4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112c665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116ed6f6" style:font-style-asian="italic" style:font-weight-asian="normal" style:font-style-complex="italic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11686322"/>
    </style:style>
    <style:style style:name="T59" style:family="text">
      <style:text-properties officeooo:rsid="116a7250"/>
    </style:style>
    <style:style style:name="T60" style:family="text">
      <style:text-properties officeooo:rsid="118d1a69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11d1379e" style:font-style-asian="normal" style:font-style-complex="normal"/>
    </style:style>
    <style:style style:name="T63" style:family="text">
      <style:text-properties fo:font-style="normal" officeooo:rsid="11d220d8" style:font-style-asian="normal" style:font-style-complex="normal"/>
    </style:style>
    <style:style style:name="T64" style:family="text">
      <style:text-properties fo:font-style="normal" officeooo:rsid="11d71079" style:font-style-asian="normal" style:font-style-complex="normal"/>
    </style:style>
    <style:style style:name="T65" style:family="text">
      <style:text-properties fo:font-style="normal" officeooo:rsid="11d86d12" style:font-style-asian="normal" style:font-style-complex="normal"/>
    </style:style>
    <style:style style:name="T66" style:family="text">
      <style:text-properties fo:font-style="normal" officeooo:rsid="11d89034" style:font-style-asian="normal" style:font-style-complex="normal"/>
    </style:style>
    <style:style style:name="T67" style:family="text">
      <style:text-properties fo:font-style="normal" officeooo:rsid="12303c78" style:font-style-asian="normal" style:font-style-complex="normal"/>
    </style:style>
    <style:style style:name="T68" style:family="text">
      <style:text-properties fo:font-style="normal" officeooo:rsid="1234bb9c" style:font-style-asian="normal" style:font-style-complex="normal"/>
    </style:style>
    <style:style style:name="T69" style:family="text">
      <style:text-properties officeooo:rsid="11d534eb"/>
    </style:style>
    <style:style style:name="T70" style:family="text">
      <style:text-properties officeooo:rsid="11489716"/>
    </style:style>
    <style:style style:name="T71" style:family="text">
      <style:text-properties officeooo:rsid="12cab60d"/>
    </style:style>
    <style:style style:name="T72" style:family="text">
      <style:text-properties officeooo:rsid="13ac565c"/>
    </style:style>
    <style:style style:name="T73" style:family="text">
      <style:text-properties officeooo:rsid="13ad588d"/>
    </style:style>
    <style:style style:name="T74" style:family="text">
      <style:text-properties officeooo:rsid="13db41b7"/>
    </style:style>
    <style:style style:name="T75" style:family="text">
      <style:text-properties officeooo:rsid="13dd82b3"/>
    </style:style>
    <style:style style:name="T76" style:family="text">
      <style:text-properties officeooo:rsid="13ea9048"/>
    </style:style>
    <style:style style:name="T77" style:family="text">
      <style:text-properties officeooo:rsid="13fd7d46"/>
    </style:style>
    <style:style style:name="T78" style:family="text">
      <style:text-properties officeooo:rsid="13f74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h text:style-name="Heading_20_1" text:outline-level="1">Names</text:h>
      <text:h text:style-name="P110" text:outline-level="3">Božstva prastarých ogrů</text:h>
      <text:p text:style-name="P38"><text:span text:style-name="T7">N‘</text:span><text:span text:style-name="T9">gara </text:span><text:span text:style-name="T7">(bohyně praoceánu, matka všech bohů)</text:span></text:p>
      <text:p text:style-name="P38"><text:span text:style-name="T10">Char’gon </text:span><text:span text:style-name="T6">(bůh nebes)</text:span></text:p>
      <text:p text:style-name="P38"><text:span text:style-name="T10">Ber’han </text:span><text:span text:style-name="T6">(bůh souše)</text:span></text:p>
      <text:p text:style-name="P63"><text:span text:style-name="T11">Ner’ha</text:span><text:span text:style-name="T14">da</text:span><text:span text:style-name="T11">l</text:span><text:span text:style-name="T8"> </text:span><text:span text:style-name="T12">(bůh </text:span><text:span text:style-name="T20">měsíce a</text:span><text:span text:style-name="T12"> smrti, vládce zásvětí)</text:span></text:p>
      <text:p text:style-name="P39">Mar’atha <text:span text:style-name="T13">(bohyně </text:span><text:span text:style-name="T19">vášně</text:span><text:span text:style-name="T13"> a války)</text:span></text:p>
      <text:p text:style-name="P40">Ok’ariat <text:span text:style-name="T20">(bůh slunce a života)</text:span></text:p>
      <text:p text:style-name="P41">An’gador <text:span text:style-name="T15">(bůh větru a blesků)</text:span></text:p>
      <text:p text:style-name="P96"><text:span text:style-name="T8">Tel’hatha </text:span><text:span text:style-name="T16">(bůh magie a moudrosti, </text:span><text:span text:style-name="T17">stvořitel</text:span><text:span text:style-name="T16"> </text:span><text:span text:style-name="T18">ogrů</text:span><text:span text:style-name="T16">).</text:span></text:p>
      <text:h text:style-name="P110" text:outline-level="3">Božstva starých elfů</text:h>
      <text:p text:style-name="P66">Astra (stvořitelka hvězd, vládkyně bohů Řádu).</text:p>
      <text:p text:style-name="P33">Solreon (bůh světla)</text:p>
      <text:p text:style-name="P67">Raia (bohyně zdraví, léčitelství, lesů a spagyrie)</text:p>
      <text:p text:style-name="P34">Mirva (bohyně kouzel, <text:span text:style-name="T60">vědění</text:span> a magické moci)</text:p>
      <text:p text:style-name="P53">Era (bohyně věčnosti a dlouhověkosti)</text:p>
      <text:p text:style-name="P1"><text:span text:style-name="T5">Beleron </text:span>(bůh cti, <text:span text:style-name="T71">spravedlnosti</text:span> <text:span text:style-name="T4">a služby svému pánu</text:span>)</text:p>
      <text:p text:style-name="P68">Narvea (bohyně řemesel, umění a kreativity)</text:p>
      <text:h text:style-name="Heading_20_3" text:outline-level="3"><text:soft-page-break/>Bohové chaosu</text:h>
      <text:p text:style-name="P69">Nhara (bohyně zlé mysli – uhranutí, prokletí, duševní magie (goblini)</text:p>
      <text:p text:style-name="P70">Nergal (bůh síly a války – posílení) (orci i goblini)</text:p>
      <text:p text:style-name="P35"><text:span text:style-name="T1">Varhar </text:span>(<text:span text:style-name="T2">bůh ohně, blesků a destrukce</text:span>) <text:span text:style-name="T42">(to zní orcky)</text:span></text:p>
      <text:p text:style-name="P71">Orokva (bohyně chladu a temnoty) (goblini?)</text:p>
      <text:p text:style-name="P36"><text:span text:style-name="T1">Surva </text:span>(<text:span text:style-name="T3">bohyně</text:span> smrti a nekromancie) <text:span text:style-name="T43">(asi jak goblini tak orkové)</text:span></text:p>
      <text:p text:style-name="P72">Gratva (bohyně cizích světů – démoni a tak) (asi spíš orkové)</text:p>
      <text:p text:style-name="P72">Degron (bůh nemocí, jedů, rozkladu a zkaženosti) (určitě goblini)</text:p>
      <text:h text:style-name="Heading_20_2" text:outline-level="2">Nazařazená jména</text:h>
      <text:p text:style-name="P37"><text:span text:style-name="T55">Am</text:span><text:span text:style-name="T56">d</text:span><text:span text:style-name="T55">ir</text:span></text:p>
      <text:p text:style-name="P31"><text:span text:style-name="T54">Vakad</text:span> <text:span text:style-name="T44">(bůh? město Vakadia)</text:span></text:p>
      <text:p text:style-name="P26">Ebrys</text:p>
      <text:p text:style-name="P23">Naxor</text:p>
      <text:p text:style-name="P25">Zartea</text:p>
      <text:p text:style-name="P24">Amra</text:p>
      <text:p text:style-name="P4">Odros <text:span text:style-name="T53">(Ordos)</text:span></text:p>
      <text:p text:style-name="P5">Rekatos</text:p>
      <text:p text:style-name="P22">Utar</text:p>
      <text:p text:style-name="P27"><text:span text:style-name="T59">G</text:span>ysus</text:p>
      <text:p text:style-name="P8">Edrar</text:p>
      <text:p text:style-name="P9"><text:soft-page-break/>Enos</text:p>
      <text:p text:style-name="P10">Leanthar</text:p>
      <text:p text:style-name="P11">Ymerus</text:p>
      <text:p text:style-name="P12">Orias</text:p>
      <text:p text:style-name="P13">Tyxador</text:p>
      <text:p text:style-name="P14">Arenthar</text:p>
      <text:p text:style-name="P15">Ezolus</text:p>
      <text:p text:style-name="P16">Kypadar</text:p>
      <text:p text:style-name="P17">Gatar</text:p>
      <text:p text:style-name="P6">Zerditea</text:p>
      <text:p text:style-name="P21">Zerdita</text:p>
      <text:p text:style-name="P7">Zarathea</text:p>
      <text:p text:style-name="P18">Enarea</text:p>
      <text:p text:style-name="P19">Sasila</text:p>
      <text:p text:style-name="P20">Nuona</text:p>
      <text:p text:style-name="P73">Quada</text:p>
      <text:p text:style-name="P75"><text:span text:style-name="T78">Aradra</text:span></text:p>
      <text:h text:style-name="P113" text:outline-level="3"><text:span text:style-name="T24">Severská</text:span><text:span text:style-name="T23"> jména</text:span></text:h>
      <text:p text:style-name="P94"><text:span text:style-name="T23">V</text:span><text:span text:style-name="T21">anja – </text:span><text:span text:style-name="T25">seveřanská </text:span><text:span text:style-name="T21">žoldačka, bývalá assassinka.</text:span></text:p>
      <text:h text:style-name="Heading_20_4" text:outline-level="4"><text:soft-page-break/>Starý severský panteon</text:h>
      <text:p text:style-name="P90">Á<text:span text:style-name="T58">r</text:span>dun (<text:span text:style-name="T51">o</text:span>tec <text:span text:style-name="T50">bohů, vládce zimy a noci</text:span>)</text:p>
      <text:p text:style-name="P91">Fríga <text:span text:style-name="T48">(matka bohů, vládkyně dne a léta)</text:span></text:p>
      <text:p text:style-name="P92"><text:span text:style-name="T49">Hó</text:span>k<text:span text:style-name="T47">ar (ocel, čest)</text:span></text:p>
      <text:p text:style-name="P93">Svaldi (proradnost, <text:span text:style-name="T52">lstivost</text:span>)</text:p>
      <text:p text:style-name="P85"><text:span text:style-name="T26">Vérda (</text:span><text:span text:style-name="T27">runy, tajné umění bohů, tradice a příběhy</text:span><text:span text:style-name="T26">)</text:span></text:p>
      <text:h text:style-name="P112" text:outline-level="3"><text:span text:style-name="T22">J</text:span><text:span text:style-name="T23">ižanská jména</text:span></text:h>
      <text:p text:style-name="P28">Dohambe</text:p>
      <text:p text:style-name="P29">Džawahara</text:p>
      <text:p text:style-name="P32">Bed<text:span text:style-name="T46">hú</text:span></text:p>
      <text:p text:style-name="P3">Mwha<text:span text:style-name="T45">l</text:span>a</text:p>
      <text:p text:style-name="P30">Utuala</text:p>
      <text:p text:style-name="P42">Mohambe</text:p>
      <text:p text:style-name="P42">Wangada</text:p>
      <text:p text:style-name="P43">Agadonga</text:p>
      <text:p text:style-name="P44">Bugunda</text:p>
      <text:p text:style-name="P45">Rwahange</text:p>
      <text:p text:style-name="P46">Verenbo</text:p>
      <text:p text:style-name="P47">Agande</text:p>
      <text:p text:style-name="P48">D’hara <text:span text:style-name="T33">(to by mohla být země na jihu za pouští)</text:span></text:p>
      <text:p text:style-name="P49">H’raka</text:p>
      <text:p text:style-name="P81"><text:soft-page-break/>M‘guru</text:p>
      <text:h text:style-name="Heading_20_4" text:outline-level="4">Starý Jižanský pantheon</text:h>
      <text:p text:style-name="P89"><text:span text:style-name="T57">Anansi </text:span><text:span text:style-name="T65">(</text:span><text:span text:style-name="T66">tajné učení a magická moc, </text:span><text:span text:style-name="T68">tradice a rituály, vládce světa duchů</text:span><text:span text:style-name="T65">)</text:span></text:p>
      <text:p text:style-name="P86"><text:span text:style-name="T69">Ša</text:span>laka<text:span text:style-name="T61"> </text:span><text:span text:style-name="T64">(plodnost a svůdnost)</text:span></text:p>
      <text:p text:style-name="P87"><text:span text:style-name="T70">Gahunda</text:span><text:span text:style-name="T61"> </text:span><text:span text:style-name="T63">(moudrost stařešinů)</text:span></text:p>
      <text:p text:style-name="P82">Tongaba<text:span text:style-name="T61"> </text:span><text:span text:style-name="T62">(</text:span><text:span text:style-name="T67">válečník</text:span><text:span text:style-name="T62">)</text:span></text:p>
      <text:h text:style-name="Heading_20_2" text:outline-level="2">Něco ve stylu <text:span text:style-name="T74">A</text:span>rabů</text:h>
      <text:p text:style-name="P65">Sahir</text:p>
      <text:h text:style-name="Heading_20_2" text:outline-level="2">Dórská jména</text:h>
      <text:p text:style-name="P76"><text:span text:style-name="T77">Raknos – kudúk, majitel Raknosovy taverny, člen podsvětí</text:span></text:p>
      <text:p text:style-name="P64">Deméter <text:span text:style-name="T75">(to je řecká bohyně)</text:span></text:p>
      <text:p text:style-name="P58">Alexea</text:p>
      <text:p text:style-name="P59">Airana</text:p>
      <text:p text:style-name="P60">Imlada</text:p>
      <text:p text:style-name="P61">Prada</text:p>
      <text:p text:style-name="P62">Areanora <text:span text:style-name="T72">(Ta by mohla být jedním z archonů)</text:span></text:p>
      <text:p text:style-name="P50">Zaharmina</text:p>
      <text:p text:style-name="P56">Města:</text:p>
      <text:p text:style-name="P55">Algos</text:p>
      <text:p text:style-name="P77"><text:soft-page-break/>Roglos</text:p>
      <text:p text:style-name="P78">Arvada</text:p>
      <text:p text:style-name="P79">A<text:span text:style-name="T73">v</text:span>arina</text:p>
      <text:h text:style-name="P111" text:outline-level="3">Icénská jména</text:h>
      <text:h text:style-name="Heading_20_3" text:outline-level="3"><text:span text:style-name="T34">T</text:span><text:span text:style-name="T11">rpasl</text:span><text:span text:style-name="T35">ická jména</text:span></text:h>
      <text:p text:style-name="P88"><text:span text:style-name="T11">Male:</text:span></text:p>
      <text:p text:style-name="P95"><text:span text:style-name="T11">Gambek – </text:span><text:span text:style-name="T37">velitel</text:span><text:span text:style-name="T11"> žoldácké armády.</text:span></text:p>
      <text:p text:style-name="P100"><text:span text:style-name="T11">Garster</text:span></text:p>
      <text:p text:style-name="P100"><text:span text:style-name="T11">Norgat – </text:span><text:span text:style-name="T40">trpaslík,</text:span><text:span text:style-name="T38"> </text:span><text:span text:style-name="T39">Bimbamův kontakt </text:span><text:span text:style-name="T40">z Gildy, </text:span><text:span text:style-name="T41">pouliční obchodník a dohazovač.</text:span></text:p>
      <text:p text:style-name="P101"><text:span text:style-name="T11">Rovi</text:span></text:p>
      <text:p text:style-name="P102"><text:span text:style-name="T11">Radok</text:span></text:p>
      <text:p text:style-name="P102"><text:span text:style-name="T11">Balgan</text:span></text:p>
      <text:p text:style-name="P88"><text:span text:style-name="T11">Female:</text:span></text:p>
      <text:p text:style-name="P103"><text:span text:style-name="T11">Ira</text:span></text:p>
      <text:p text:style-name="P103"><text:span text:style-name="T11">Vara</text:span></text:p>
      <text:p text:style-name="P104"><text:span text:style-name="T36">H</text:span><text:span text:style-name="T11">ira</text:span></text:p>
      <text:p text:style-name="P105"><text:span text:style-name="T11">Adra</text:span></text:p>
      <text:p text:style-name="P106"><text:span text:style-name="T11">Kiha</text:span></text:p>
      <text:p text:style-name="P107"><text:span text:style-name="T11">Yari</text:span></text:p>
      <text:p text:style-name="P108"><text:span text:style-name="T11">Dora</text:span></text:p>
      <text:p text:style-name="P109"><text:soft-page-break/><text:span text:style-name="T11">Kalda</text:span></text:p>
      <text:p text:style-name="P109"><text:span text:style-name="T11"/></text:p>
      <text:p text:style-name="P104"><text:span text:style-name="T11"/></text:p>
      <text:h text:style-name="Heading_20_4" text:outline-level="4">Božstva starých trpaslíků</text:h>
      <text:p text:style-name="P80">Astra (stvořitelka hvězd, vládkyně bohů Řádu).</text:p>
      <text:p text:style-name="P83"><text:span text:style-name="T28">Silara </text:span><text:span text:style-name="T29">(bohyně světla)</text:span></text:p>
      <text:p text:style-name="P83"><text:span text:style-name="T30">Rondar </text:span><text:span text:style-name="T31">(b</text:span><text:span text:style-name="T29">ůh</text:span><text:span text:style-name="T31"> zdraví, léčitelství, lesů a spagyrie)</text:span></text:p>
      <text:p text:style-name="P84"><text:span text:style-name="T31">M</text:span><text:span text:style-name="T29">idar</text:span><text:span text:style-name="T31"> (</text:span><text:span text:style-name="T29">bůh</text:span><text:span text:style-name="T31"> kouzel, </text:span><text:span text:style-name="T32">vědění</text:span><text:span text:style-name="T31"> a magické moci)</text:span></text:p>
      <text:p text:style-name="P98">Era<text:span text:style-name="T76">da</text:span> (bohyně věčnosti a dlouhověkosti)</text:p>
      <text:p text:style-name="P99"><text:span text:style-name="T5">Belor </text:span>(bůh cti, <text:span text:style-name="T71">spravedlnosti</text:span> <text:span text:style-name="T4">a služby svému pánu</text:span>)</text:p>
      <text:p text:style-name="P97"><text:span text:style-name="T11">Nirvi (bůh řemesel, umění a kreativit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5T15:49:30.956000000</dc:date>
    <meta:print-date>2113-01-01T00:00:00</meta:print-date>
    <meta:editing-cycles>10118</meta:editing-cycles>
    <meta:editing-duration>P31DT6H50M29S</meta:editing-duration>
    <meta:generator>LibreOffice/5.3.2.2$Windows_X86_64 LibreOffice_project/6cd4f1ef626f15116896b1d8e1398b56da0d0ee1</meta:generator>
    <meta:document-statistic meta:table-count="0" meta:image-count="0" meta:object-count="0" meta:page-count="7" meta:paragraph-count="127" meta:word-count="391" meta:character-count="2557" meta:non-whitespace-character-count="2286"/>
  </office:meta>
</office:document-meta>
</file>